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72c1" officeooo:paragraph-rsid="001c72c1"/>
    </style:style>
    <style:style style:name="P2" style:family="paragraph" style:parent-style-name="Standard">
      <style:text-properties officeooo:rsid="001c72c1" officeooo:paragraph-rsid="001db0b0"/>
    </style:style>
    <style:style style:name="P3" style:family="paragraph" style:parent-style-name="Standard">
      <style:text-properties officeooo:rsid="001db0b0" officeooo:paragraph-rsid="001fb7aa"/>
    </style:style>
    <style:style style:name="P4" style:family="paragraph" style:parent-style-name="Standard">
      <style:text-properties officeooo:rsid="001e4806" officeooo:paragraph-rsid="001fb7aa"/>
    </style:style>
    <style:style style:name="P5" style:family="paragraph" style:parent-style-name="Standard">
      <style:text-properties officeooo:rsid="001e65ae" officeooo:paragraph-rsid="001fb7aa"/>
    </style:style>
    <style:style style:name="P6" style:family="paragraph" style:parent-style-name="Standard">
      <style:text-properties officeooo:rsid="001ed671" officeooo:paragraph-rsid="001fb7aa"/>
    </style:style>
    <style:style style:name="P7" style:family="paragraph" style:parent-style-name="Standard">
      <style:paragraph-properties fo:text-align="end" style:justify-single-word="false"/>
      <style:text-properties officeooo:rsid="001fb7aa" officeooo:paragraph-rsid="001fb7aa"/>
    </style:style>
    <style:style style:name="T1" style:family="text">
      <style:text-properties officeooo:rsid="001db0b0"/>
    </style:style>
    <style:style style:name="T2" style:family="text">
      <style:text-properties officeooo:rsid="001ed671"/>
    </style:style>
    <style:style style:name="T3" style:family="text">
      <style:text-properties officeooo:rsid="001fb7a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 Rey de la Cabina:</text:p>
      <text:p text:style-name="P1">&lt;br&gt;</text:p>
      <text:p text:style-name="P2"><text:span text:style-name="T1">&lt;br&gt;</text:span>Voy a hacer que mis dedos transparentes</text:p>
      <text:p text:style-name="P2"><text:span text:style-name="T1">&lt;br&gt;</text:span>aprendan a tejer la primavera.</text:p>
      <text:p text:style-name="P2"><text:span text:style-name="T1">&lt;br&gt;</text:span>Y que el ruido de mis pasos</text:p>
      <text:p text:style-name="P2"><text:span text:style-name="T1">&lt;br&gt;</text:span>se funda con el de cada</text:p>
      <text:p text:style-name="P2"><text:span text:style-name="T1">&lt;br&gt;</text:span>gota de lluvia.</text:p>
      <text:p text:style-name="P2"><text:span text:style-name="T1">&lt;br&gt;</text:span>Tú </text:p>
      <text:p text:style-name="P2"><text:span text:style-name="T1">&lt;br&gt;</text:span>(tan alto)</text:p>
      <text:p text:style-name="P2"><text:span text:style-name="T1">&lt;br&gt;</text:span>que ves todos los techos ,</text:p>
      <text:p text:style-name="P2"><text:span text:style-name="T1">&lt;br&gt;</text:span>todas las cabezas y los hombros,</text:p>
      <text:p text:style-name="P2"><text:span text:style-name="T1">&lt;br&gt;</text:span>y la carga que llevan los camiones.</text:p>
      <text:p text:style-name="P2"><text:span text:style-name="T1">&lt;br&gt;</text:span>El lado de arriba de las nubes.</text:p>
      <text:p text:style-name="P2"><text:span text:style-name="T1">&lt;br&gt;</text:span>Más cerca </text:p>
      <text:p text:style-name="P2"><text:span text:style-name="T1">&lt;br&gt;</text:span>de los hornos del Sol,</text:p>
      <text:p text:style-name="P2"><text:span text:style-name="T1">&lt;br&gt;</text:span>pero más frío,</text:p>
      <text:p text:style-name="P2"><text:span text:style-name="T1">&lt;br&gt;</text:span>(¿es cierto que</text:p>
      <text:p text:style-name="P2"><text:span text:style-name="T1">&lt;br&gt;</text:span>hay basura en el cielo?</text:p>
      <text:p text:style-name="P2"><text:span text:style-name="T1">&lt;br&gt;</text:span>¿No debería haber barcos viejos</text:p>
      <text:p text:style-name="P2"><text:span text:style-name="T1">&lt;br&gt;</text:span>y collares de carros oxidados</text:p>
      <text:p text:style-name="P2"><text:span text:style-name="T1">&lt;br&gt;</text:span>y plumas del pez azul?).</text:p>
      <text:p text:style-name="P2"><text:span text:style-name="T1">&lt;br&gt;</text:span>Tú,</text:p>
      <text:p text:style-name="P2"><text:span text:style-name="T1">&lt;br&gt;</text:span>que ves trabajar a los satélites,</text:p>
      <text:p text:style-name="P2"><text:span text:style-name="T1">&lt;br&gt;</text:span>vanos e imprescindibles,</text:p>
      <text:p text:style-name="P2"><text:span text:style-name="T1">&lt;br&gt;</text:span>(¿es verdad que tu grúa una pantalla de televisión?</text:p>
      <text:p text:style-name="P2"><text:span text:style-name="T1">&lt;br&gt;</text:span>¿Y que una cámara en la punta de su lanza</text:p>
      <text:p text:style-name="P2"><text:span text:style-name="T1">&lt;br&gt;</text:span>transmite, sólo para ti,</text:p>
      <text:p text:style-name="P2"><text:span text:style-name="T1">&lt;br&gt;</text:span>un primer plano de lo que debes levantar y dónde dejarlo?).</text:p>
      <text:p text:style-name="P3">&lt;br&gt;Te ofrezco (Topo de las Alturas)</text:p>
      <text:p text:style-name="P3">&lt;br&gt;yo</text:p>
      <text:p text:style-name="P3">&lt;br&gt;que veo </text:p>
      <text:p text:style-name="P3">&lt;br&gt;el lado de abajo,</text:p>
      <text:p text:style-name="P3">&lt;br&gt;el piso de todas las casas,</text:p>
      <text:p text:style-name="P3">&lt;br&gt;las cañerías que alimentan la ciudad,</text:p>
      <text:p text:style-name="P3">&lt;br&gt;los túneles ciegos del metro,</text:p>
      <text:p text:style-name="P3">&lt;br&gt;las suelas de los caminantes,</text:p>
      <text:p text:style-name="P3">&lt;br&gt;la línea que trazan las ruedas de bicicleta,</text:p>
      <text:p text:style-name="P3">&lt;br&gt;te propongo</text:p>
      <text:p text:style-name="P3">&lt;br&gt;llevar mi cámara a mano, a cada lado que vaya</text:p>
      <text:p text:style-name="P3">&lt;br&gt;(¿con un casco en mi cabeza?)</text:p>
      <text:p text:style-name="P3">&lt;br&gt;y filmar el mundo</text:p>
      <text:p text:style-name="P3">&lt;br&gt;para que llegue a la pequeña televisión de tu grúa,</text:p>
      <text:p text:style-name="P3">&lt;br&gt;en blanco y negro (imagino que es una pequeña pantalla</text:p>
      <text:p text:style-name="P3">&lt;br&gt;<text:tab/>en blanco y negro).</text:p>
      <text:p text:style-name="P3">&lt;br&gt;Para darle mis ojos , el ojo de mi cámara de mano,</text:p>
      <text:p text:style-name="P3">&lt;br&gt;al tímido ojo cíclope de tu grúa (tu unicornio amarillo).</text:p>
      <text:p text:style-name="P3">&lt;br&gt;Tú verás llegar los vientos,</text:p>
      <text:p text:style-name="P3">&lt;br&gt;yo te mostraré la escalera del departamento hasta la calle</text:p>
      <text:p text:style-name="P3">&lt;br&gt;(enfocaré el buzón lleno de propagandas),</text:p>
      <text:p text:style-name="P3">&lt;br&gt;la hamburguesería de la esquina.</text:p>
      <text:p text:style-name="P3">&lt;br&gt;Tú verás llegar los vientos.</text:p>
      <text:p text:style-name="P4"><text:span text:style-name="T1">&lt;br&gt;</text:span>Rey de los Caracoles del Cielo,</text:p>
      <text:p text:style-name="P4"><text:soft-page-break/><text:span text:style-name="T1">&lt;br&gt;</text:span>verás, en blanco y negro, la parada del 12,</text:p>
      <text:p text:style-name="P4"><text:span text:style-name="T1">&lt;br&gt;</text:span>la panadería, y la señora del pelo teñido</text:p>
      <text:p text:style-name="P4"><text:span text:style-name="T1">&lt;br&gt;</text:span><text:tab/>y los labios gruesos y mal pintados,</text:p>
      <text:p text:style-name="P4"><text:span text:style-name="T1">&lt;br&gt;</text:span>como si en la imprenta no hubieran hecho coincidir</text:p>
      <text:p text:style-name="P4"><text:span text:style-name="T1">&lt;br&gt;</text:span>los colores,</text:p>
      <text:p text:style-name="P4"><text:span text:style-name="T1">&lt;br&gt;</text:span>pero no la hicieron en una imprenta,</text:p>
      <text:p text:style-name="P4"><text:span text:style-name="T1">&lt;br&gt;</text:span>(pero no coinciden sus colores).</text:p>
      <text:p text:style-name="P4"><text:span text:style-name="T1">&lt;br&gt;</text:span>Con su delantal verde claro, casi de hospital,</text:p>
      <text:p text:style-name="P4"><text:span text:style-name="T1">&lt;br&gt;</text:span>tomando los panes pero mirando con desconfianza a la cámara.</text:p>
      <text:p text:style-name="P4"><text:span text:style-name="T1">&lt;br&gt;</text:span> El kiosco de periódicos, las baldosas rotas,</text:p>
      <text:p text:style-name="P4"><text:span text:style-name="T1">&lt;br&gt;</text:span>la estación de tren, <text:s/></text:p>
      <text:p text:style-name="P4"><text:span text:style-name="T1">&lt;br&gt;</text:span>el alumbrado que se enciende, como un montón</text:p>
      <text:p text:style-name="P4"><text:span text:style-name="T1">&lt;br&gt;</text:span>de gallinas confundidas, por esas placas fotosensibles,</text:p>
      <text:p text:style-name="P4"><text:span text:style-name="T1">&lt;br&gt;</text:span>aun cuando no sea el atardecer.</text:p>
      <text:p text:style-name="P4"><text:span text:style-name="T1">&lt;br&gt;</text:span>El río, la costanera.</text:p>
      <text:p text:style-name="P4"><text:span text:style-name="T1">&lt;br&gt;</text:span>El humo que sale de los restaurantes y las tintorerías,</text:p>
      <text:p text:style-name="P4"><text:span text:style-name="T1">&lt;br&gt;</text:span>el de los autobuses, las fábricas y las coladeras,</text:p>
      <text:p text:style-name="P4"><text:span text:style-name="T1">&lt;br&gt;</text:span>el del aliento por la mañana (hace un poco de frio),</text:p>
      <text:p text:style-name="P4"><text:span text:style-name="T1">&lt;br&gt;</text:span>para que compares, Rey de la Cabina,</text:p>
      <text:p text:style-name="P5"><text:span text:style-name="T1">&lt;br&gt;</text:span>y sientas que estás preparado, como cuando</text:p>
      <text:p text:style-name="P5"><text:span text:style-name="T1">&lt;br&gt;</text:span><text:tab/>estudiabas los mapas, </text:p>
      <text:p text:style-name="P5"><text:span text:style-name="T1">&lt;br&gt;</text:span>(aunque los mapas mientan y nunca se puedan</text:p>
      <text:p text:style-name="P5"><text:span text:style-name="T1">&lt;br&gt;</text:span><text:tab/>estar preparados).</text:p>
      <text:p text:style-name="P5"><text:span text:style-name="T1">&lt;br&gt;</text:span>Todo lo transmitiré para el ojo de tu grúa</text:p>
      <text:p text:style-name="P5"><text:span text:style-name="T1">&lt;br&gt;</text:span>(si la técnica se complica, ahora que lo pienso</text:p>
      <text:p text:style-name="P5"><text:span text:style-name="T1">&lt;br&gt;</text:span>es muy probable, te enviaré la cinta).</text:p>
      <text:p text:style-name="P5"><text:span text:style-name="T1">&lt;br&gt;</text:span>También te enviaré un mapa, o muchos,</text:p>
      <text:p text:style-name="P5"><text:span text:style-name="T1">&lt;br&gt;</text:span><text:tab/>para que los estudies</text:p>
      <text:p text:style-name="P5"><text:span text:style-name="T1">&lt;br&gt;</text:span>y te sientas preparado.</text:p>
      <text:p text:style-name="P5"><text:span text:style-name="T1">&lt;br&gt;</text:span>Uno</text:p>
      <text:p text:style-name="P5"><text:span text:style-name="T1">&lt;br&gt;</text:span>desde el aeropuerto hasta casa (imprescindible aunque<text:tab/></text:p>
      <text:p text:style-name="P5"><text:span text:style-name="T1">&lt;br&gt;</text:span><text:tab/>no llegarás en avión, </text:p>
      <text:p text:style-name="P5"><text:span text:style-name="T1">&lt;br&gt;</text:span>porque todos tenemos algo de turistas).</text:p>
      <text:p text:style-name="P5"><text:span text:style-name="T1">&lt;br&gt;</text:span>Uno</text:p>
      <text:p text:style-name="P5"><text:span text:style-name="T1">&lt;br&gt;</text:span>desde la puerta del edificio</text:p>
      <text:p text:style-name="P5"><text:span text:style-name="T1">&lt;br&gt;</text:span>hasta la parada del 12, pasando por la panadería</text:p>
      <text:p text:style-name="P5"><text:span text:style-name="T1">&lt;br&gt;</text:span>(con detalles sobre como evitar las conversaciones de</text:p>
      <text:p text:style-name="P5"><text:span text:style-name="T1">&lt;br&gt;<text:tab/><text:tab/></text:span>“<text:span text:style-name="T2">labios corridos”).</text:span></text:p>
      <text:p text:style-name="P6"><text:span text:style-name="T1">&lt;br&gt;</text:span>Uno</text:p>
      <text:p text:style-name="P6"><text:span text:style-name="T1">&lt;br&gt;</text:span>desde la cama hasta la sala.</text:p>
      <text:p text:style-name="P6"><text:span text:style-name="T1">&lt;br&gt;</text:span>Uno</text:p>
      <text:p text:style-name="P6"><text:span text:style-name="T1">&lt;br&gt;</text:span>desde la cocina hasta la cama,</text:p>
      <text:p text:style-name="P6"><text:span text:style-name="T1">&lt;br&gt;</text:span>(hagamos un zoom más preciso: </text:p>
      <text:p text:style-name="P6"><text:span text:style-name="T1">&lt;br&gt;</text:span>desde tu lado de la cama hasta el otro lado</text:p>
      <text:p text:style-name="P6"><text:span text:style-name="T1">&lt;br&gt;</text:span>sin doblar las sábanas, o doblándolas).</text:p>
      <text:p text:style-name="P6"><text:span text:style-name="T1">&lt;br&gt;</text:span>Desde mi lado de la cama </text:p>
      <text:p text:style-name="P6"><text:span text:style-name="T1">&lt;br&gt;</text:span>hasta el reino de tu otro lado,</text:p>
      <text:p text:style-name="P6"><text:span text:style-name="T1">&lt;br&gt;</text:span>para que regreses todas las veces que quieras</text:p>
      <text:p text:style-name="P6"><text:span text:style-name="T1">&lt;br&gt;</text:span>sin temor a perder el camino,</text:p>
      <text:p text:style-name="P6"><text:span text:style-name="T1">&lt;br&gt;</text:span>(o a que el camino te suelte la mano y te pierda).</text:p>
      <text:p text:style-name="P6"><text:span text:style-name="T1">&lt;br&gt;</text:span>Finalmente, uno, </text:p>
      <text:p text:style-name="P6"><text:span text:style-name="T1">&lt;br&gt;</text:span>que salga de ti y regrese a ti,</text:p>
      <text:p text:style-name="P6"><text:soft-page-break/><text:span text:style-name="T1">&lt;br&gt;</text:span>y recorra el mundo</text:p>
      <text:p text:style-name="P6"><text:span text:style-name="T1">&lt;br&gt;</text:span>(con escala en un puerto muy parecido</text:p>
      <text:p text:style-name="P6"><text:span text:style-name="T1">&lt;br&gt;</text:span>a mis pechos, si me permites), </text:p>
      <text:p text:style-name="P6"><text:span text:style-name="T1">&lt;br&gt;</text:span>pero, en todo caso, en los hilos de tus caminos </text:p>
      <text:p text:style-name="P6"><text:span text:style-name="T1">&lt;br&gt;</text:span>se disparen como cañitas voladoras,</text:p>
      <text:p text:style-name="P6"><text:span text:style-name="T1">&lt;br&gt;</text:span>como una bandada de fuegos artificiales,</text:p>
      <text:p text:style-name="P6"><text:span text:style-name="T1">&lt;br&gt;</text:span>y que nunca, nunca te pase</text:p>
      <text:p text:style-name="P6"><text:span text:style-name="T1">&lt;br&gt;</text:span>que no sepas regresar, </text:p>
      <text:p text:style-name="P6"><text:span text:style-name="T1">&lt;br&gt;</text:span>aunque regresar quede más adelante y no más atrás.</text:p>
      <text:p text:style-name="P6"><text:span text:style-name="T1">&lt;br&gt;</text:span>Querido amigo ( ya te explique, ¿recuerdas?),</text:p>
      <text:p text:style-name="P6"><text:span text:style-name="T1">&lt;br&gt;</text:span>dile a ese terrible perro guardián (que estoy segura</text:p>
      <text:p text:style-name="P6"><text:span text:style-name="T1">&lt;br&gt;<text:tab/></text:span>duerme en tu falda) </text:p>
      <text:p text:style-name="P6"><text:span text:style-name="T1">&lt;br&gt;</text:span>que lo saludan huesos escondidos en ci<text:span text:style-name="T3">nco continentes.</text:span></text:p>
      <text:p text:style-name="P7"><text:span text:style-name="T1">&lt;br&gt;</text:span>Palo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21:05:52.673991987</meta:creation-date>
    <dc:date>2017-10-13T12:26:37.403702514</dc:date>
    <meta:editing-duration>PT22M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118" meta:word-count="708" meta:character-count="4210" meta:non-whitespace-character-count="3604"/>
  </office:meta>
</office:document-meta>
</file>